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arial, x-locale-body, sans-serif"/>
    <style:font-face style:name="consolas" svg:font-family="consolas, 'Liberation Mono', courier, monospace"/>
    <style:font-face style:name="x-locale-heading-primary" svg:font-family="x-locale-heading-primary, zillaslab, Palatino, 'Palatino Linotype', x-locale-heading-secondary,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text-properties fo:font-variant="normal" fo:text-transform="none" fo:color="#333333" style:font-name="x-locale-heading-primary" fo:letter-spacing="normal" fo:font-style="normal"/>
    </style:style>
    <style:style style:name="P2" style:family="paragraph" style:parent-style-name="Text_20_body">
      <style:paragraph-properties fo:margin-left="0in" fo:margin-right="0in" fo:margin-top="0in" fo:margin-bottom="0.25in" loext:contextual-spacing="false" fo:orphans="2" fo:widows="2" fo:text-indent="0in" style:auto-text-indent="false" fo:padding="0in" fo:border="none"/>
      <style:text-properties fo:font-variant="normal" fo:text-transform="none" fo:color="#333333" style:font-name="Open Sans" fo:font-size="14pt" fo:letter-spacing="normal" fo:font-style="normal" fo:font-weight="normal"/>
    </style:style>
    <style:style style:name="P3"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4"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5"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style>
    <style:style style:name="P6"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style>
    <style:style style:name="P7" style:family="paragraph" style:parent-style-name="Text_20_body" style:list-style-name="L1">
      <style:paragraph-properties fo:margin-left="0in" fo:margin-right="0in" fo:margin-top="0in" fo:margin-bottom="0.0626in" loext:contextual-spacing="false" fo:orphans="2" fo:widows="2" fo:text-indent="0in" style:auto-text-indent="false" fo:padding="0in" fo:border="none"/>
      <style:text-properties fo:font-variant="normal" fo:text-transform="none" fo:color="#333333" style:font-name="Open Sans" fo:font-size="14pt" fo:letter-spacing="normal" fo:font-style="normal" fo:font-weight="normal"/>
    </style:style>
    <style:style style:name="P8" style:family="paragraph" style:parent-style-name="Text_20_body" style:list-style-name="L2">
      <style:paragraph-properties fo:margin-left="0in" fo:margin-right="0in" fo:margin-top="0in" fo:margin-bottom="0.0626in" loext:contextual-spacing="false" fo:orphans="2" fo:widows="2" fo:text-indent="0in" style:auto-text-indent="false" fo:padding="0in" fo:border="none"/>
      <style:text-properties fo:font-variant="normal" fo:text-transform="none" fo:color="#333333" style:font-name="Open Sans" fo:font-size="14pt" fo:letter-spacing="normal" fo:font-style="normal" fo:font-weight="normal"/>
    </style:style>
    <style:style style:name="P9" style:family="paragraph" style:parent-style-name="Text_20_body" style:list-style-name="L4">
      <style:paragraph-properties fo:margin-left="0in" fo:margin-right="0in" fo:margin-top="0in" fo:margin-bottom="0.0626in" loext:contextual-spacing="false" fo:orphans="2" fo:widows="2" fo:text-indent="0in" style:auto-text-indent="false" fo:padding="0in" fo:border="none"/>
      <style:text-properties fo:font-variant="normal" fo:text-transform="none" fo:color="#333333" style:font-name="Open Sans" fo:font-size="14pt" fo:letter-spacing="normal" fo:font-style="normal" fo:font-weight="normal"/>
    </style:style>
    <style:style style:name="T1" style:family="text">
      <style:text-properties fo:font-variant="normal" fo:text-transform="none" fo:color="#333333" style:font-name="Open Sans" fo:font-size="14pt" fo:letter-spacing="normal" fo:font-style="normal" fo:font-weight="normal"/>
    </style:style>
    <style:style style:name="T2" style:family="text">
      <style:text-properties fo:font-variant="normal" fo:text-transform="none" fo:color="#333333" style:font-name="consolas" fo:font-size="14pt" fo:letter-spacing="normal" fo:font-style="normal" fo:font-weight="normal" loext:padding="0in" loext:border="none"/>
    </style:style>
    <style:style style:name="T3" style:family="text">
      <style:text-properties fo:font-variant="normal" fo:text-transform="none" fo:color="#333333" style:font-name="consolas" fo:letter-spacing="normal" fo:font-style="normal" fo:font-weight="normal" fo:background-color="#fff3d4" loext:char-shading-value="0" loext:padding="0in" loext:border="none"/>
    </style:style>
    <style:style style:name="T4" style:family="text">
      <style:text-properties fo:font-variant="normal" fo:text-transform="none" fo:color="#333333" style:font-name="x-locale-heading-primary" fo:letter-spacing="normal" fo:font-style="normal" fo:font-weight="bold" fo:background-color="#fff3d4" loext:char-shading-value="0" loext:padding="0in" loext:border="none"/>
    </style:style>
    <style:style style:name="T5" style:family="text">
      <style:text-properties fo:font-variant="normal" fo:text-transform="none" fo:color="#333333" style:font-name="x-locale-heading-primary" fo:letter-spacing="normal" fo:font-style="normal" fo:font-weight="normal" fo:background-color="#fff3d4" loext:char-shading-value="0" loext:padding="0in" loext:border="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text:bookmark text:name="Project_brief"/>Project brief</text:h>
      <text:p text:style-name="P2">You have been provided with some raw HTML and an image, and need to write the necessary CSS to style this into a nifty little online business card, which can perhaps double as a gamer card or social media profile. The following sections describe what you need to do.</text:p>
      <text:p text:style-name="P2">Basic setup:</text:p>
      <text:list xml:id="list8659602711665149404" text:style-name="L1">
        <text:list-item>
          <text:p text:style-name="P4"><text:span text:style-name="T1">First of all, create a new file in the same directory as your HTML and image files. Call it something really imaginative like </text:span><text:span text:style-name="Source_20_Text"><text:span text:style-name="T2">style.css</text:span></text:span><text:span text:style-name="T1">.</text:span></text:p>
        </text:list-item>
        <text:list-item>
          <text:p text:style-name="P4"><text:span text:style-name="T1">Link your CSS to your HTML file via a </text:span><text:span text:style-name="Source_20_Text"><text:span text:style-name="T2">&lt;link&gt;</text:span></text:span><text:span text:style-name="T1"> element.</text:span></text:p>
        </text:list-item>
        <text:list-item>
          <text:p text:style-name="P7">The first two rulesets in the CSS resource file are yours, for FREE! After you've finished rejoicing at your good fortune, copy and paste them into the top of your new CSS file. Use them as a test to make sure your CSS is properly applied to your HTML.</text:p>
        </text:list-item>
        <text:list-item>
          <text:p text:style-name="P7">Above the two rules, add a CSS comment with some text inside it to indicate that this is a set of general styles for the overall page. "General page styles" would do. Also add three more comments at the bottom of the CSS file to indicate styles specific to the setup of the card container, styles specific to the header and footer, and styles specific to the main business card contents. From now on, subsequent styles added to the stylesheet should be organized in an appropriate place.</text:p>
        </text:list-item>
      </text:list>
      <text:p text:style-name="P2">Taking care of the selectors and rulesets provided in the CSS resource file:</text:p>
      <text:list xml:id="list2507184474518702497" text:style-name="L2">
        <text:list-item>
          <text:p text:style-name="P8">Next up, we'd like you to look at the four selectors, and calculate the specificity for each one. Write these down somewhere where they can be found later on, such as in a comment at the top of your CSS.</text:p>
        </text:list-item>
        <text:list-item>
          <text:p text:style-name="P8">Now it's time to put the right selector on the right rule set! You've got four pairs of selector and ruleset to match in your CSS resources. Do this now, and add them to your CSS file. You need to:</text:p>
          <text:list>
            <text:list-item>
              <text:p text:style-name="P8"><text:soft-page-break/>Give the main card container a fixed width/height, solid background color, border, and border-radius (rounded corners!), amongst other things.</text:p>
            </text:list-item>
            <text:list-item>
              <text:p text:style-name="P8">Give the header a background gradient that goes from darker to lighter, plus rounded corners that fit in with the rounded corners set on the main card container.</text:p>
            </text:list-item>
            <text:list-item>
              <text:p text:style-name="P8">Give the footer a background gradient that goes from lighter to darker, plus rounded corners that fit in with the rounded corners set on the main card container.</text:p>
            </text:list-item>
            <text:list-item>
              <text:p text:style-name="P8">Float the image to the right so that it sticks to the right hand side of the main business card contents, and give it a max-height of 100% (a clever trick that ensures that it will grow/shrink to stay the same height as its parent container, regardless of what height it becomes.)</text:p>
            </text:list-item>
          </text:list>
        </text:list-item>
        <text:list-item>
          <text:p text:style-name="P8">Beware! There are two errors in the provided rulesets. Using any technique that you know, track these down and fix them before moving on.</text:p>
        </text:list-item>
      </text:list>
      <text:p text:style-name="P2">New rulesets you need to write:</text:p>
      <text:list xml:id="list635484264974353068" text:style-name="L3">
        <text:list-item>
          <text:p text:style-name="P5"><text:span text:style-name="T1">Write a ruleset that targets both the card header, and card footer, giving them both a computed total height of 50px (including a content height of 30px and padding of 10px on all sides.) But express it in </text:span><text:span text:style-name="Source_20_Text"><text:span text:style-name="T2">em</text:span></text:span><text:span text:style-name="T1">s.</text:span></text:p>
        </text:list-item>
        <text:list-item>
          <text:p text:style-name="P5"><text:span text:style-name="T1">The default margin applied to the </text:span><text:span text:style-name="Source_20_Text"><text:span text:style-name="T2">&lt;h2&gt;</text:span></text:span><text:span text:style-name="T1"> and </text:span><text:span text:style-name="Source_20_Text"><text:span text:style-name="T2">&lt;p&gt;</text:span></text:span><text:span text:style-name="T1"> elements by the browser will interfere with our design, so write a rule that targets all these elements and sets their margin to 0.</text:span></text:p>
        </text:list-item>
        <text:list-item>
          <text:p text:style-name="P5"><text:span text:style-name="T1">To stop the image from spilling out of the main business card content (the </text:span><text:span text:style-name="Source_20_Text"><text:span text:style-name="T2">&lt;article&gt;</text:span></text:span><text:span text:style-name="T1"> element), we need to give it a specific height. Set the </text:span><text:span text:style-name="Source_20_Text"><text:span text:style-name="T2">&lt;article&gt;</text:span></text:span><text:span text:style-name="T1">'s height to 120px, but expressed in </text:span><text:span text:style-name="Source_20_Text"><text:span text:style-name="T2">em</text:span></text:span><text:span text:style-name="T1">s. Also give it a background color of semi-transparent black, resulting in a slightly darker shade that lets the background red color shine through a bit too.</text:span></text:p>
        </text:list-item>
        <text:list-item>
          <text:p text:style-name="P5"><text:span text:style-name="T1">Write a ruleset that gives the </text:span><text:span text:style-name="Source_20_Text"><text:span text:style-name="T2">&lt;h2&gt;</text:span></text:span><text:span text:style-name="T1"> an effective font size of 20px (but expressed in </text:span><text:span text:style-name="Source_20_Text"><text:span text:style-name="T2">em</text:span></text:span><text:span text:style-name="T1">s) and an appropriate line height to place it in the center of the header's content box. Recall from earlier that the </text:span><text:soft-page-break/><text:span text:style-name="T1">content box height should be 30px — this gives you all the numbers you need to calculate the line height.</text:span></text:p>
        </text:list-item>
        <text:list-item>
          <text:p text:style-name="P5"><text:span text:style-name="T1">Write a ruleset that gives the </text:span><text:span text:style-name="Source_20_Text"><text:span text:style-name="T2">&lt;p&gt;</text:span></text:span><text:span text:style-name="T1"> inside the footer an effective font size of 15px (but expressed in </text:span><text:span text:style-name="Source_20_Text"><text:span text:style-name="T2">em</text:span></text:span><text:span text:style-name="T1">s) and an appropriate line height to place it in the center of the footer's content box. Recall from earlier that the content box height should be 30px — this gives you all the numbers you need to calculate the line height.</text:span></text:p>
        </text:list-item>
        <text:list-item>
          <text:p text:style-name="P5"><text:span text:style-name="T1">As a last little touch, give the paragraph inside the </text:span><text:span text:style-name="Source_20_Text"><text:span text:style-name="T2">&lt;article&gt;</text:span></text:span><text:span text:style-name="T1"> an appropriate padding value so that its left edge lines up with the </text:span><text:span text:style-name="Source_20_Text"><text:span text:style-name="T2">&lt;h2&gt;</text:span></text:span><text:span text:style-name="T1"> and footer paragraph, and set its color to be fairly light so it is easy to read.</text:span></text:p>
        </text:list-item>
      </text:list>
      <text:p text:style-name="P3"><text:span text:style-name="Strong_20_Emphasis"><text:span text:style-name="T4">Note</text:span></text:span><text:span text:style-name="T5">: Bear in mind that the second ruleset sets </text:span><text:span text:style-name="Source_20_Text"><text:span text:style-name="T3">font-size: 10px;</text:span></text:span><text:span text:style-name="T5"> on the </text:span><text:span text:style-name="Source_20_Text"><text:span text:style-name="T3">&lt;html&gt;</text:span></text:span><text:span text:style-name="T5"> element — this means that for any descendants of </text:span><text:span text:style-name="Source_20_Text"><text:span text:style-name="T3">&lt;html&gt;</text:span></text:span><text:span text:style-name="T5">, an em will be equal to 10px rather than 16px as it is by default. (This is of course, provided the descendants in question don't have any ancestors sitting in between them and </text:span><text:span text:style-name="Source_20_Text"><text:span text:style-name="T3">&lt;html&gt;</text:span></text:span><text:span text:style-name="T5"> in the hierarchy that have a different </text:span><text:span text:style-name="Source_20_Text"><text:span text:style-name="T3">font-size</text:span></text:span><text:span text:style-name="T5"> set on them. This could affect the values you need, although in this simple example this is not an issue.)</text:span></text:p>
      <text:p text:style-name="P2">Other things to think about:</text:p>
      <text:list xml:id="list2942563781938422769" text:style-name="L4">
        <text:list-item>
          <text:p text:style-name="P9">You'll get bonus marks if you write your CSS for maximum readability, with a separate declaration on each line.</text:p>
        </text:list-item>
        <text:list-item>
          <text:p text:style-name="P6"><text:span text:style-name="T1">You should include </text:span><text:span text:style-name="Source_20_Text"><text:span text:style-name="T2">.card</text:span></text:span><text:span text:style-name="T1"> at the start of the selector chain in all your rules, so that these rules wouldn't interfere with the styling of any other elements if the business card were to be put on a page with a load of other content.</text:span></text:p>
        </text:list-item>
      </text:list>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arial, x-locale-body, sans-serif"/>
    <style:font-face style:name="consolas" svg:font-family="consolas, 'Liberation Mono', courier, monospace"/>
    <style:font-face style:name="x-locale-heading-primary" svg:font-family="x-locale-heading-primary, zillaslab, Palatino, 'Palatino Linotype', x-locale-heading-secondary,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8T23:26:07.055103232</meta:creation-date>
    <dc:date>2018-05-28T23:27:15.174004030</dc:date>
    <meta:editing-duration>PT1M8S</meta:editing-duration>
    <meta:editing-cycles>1</meta:editing-cycles>
    <meta:document-statistic meta:table-count="0" meta:image-count="0" meta:object-count="0" meta:page-count="3" meta:paragraph-count="27" meta:word-count="938" meta:character-count="5063" meta:non-whitespace-character-count="4166"/>
    <meta:generator>LibreOffice/5.1.6.2$Linux_X86_64 LibreOffice_project/10m0$Build-2</meta:generator>
  </office:meta>
</office:document-meta>
</file>